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1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rchime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² 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²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²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&gt; π</text:p>
          </table:table-cell>
          <table:table-cell table:style-name="ce1"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*[.B3]" office:value-type="float" office:value="1" calcext:value-type="float">
            <text:p>1</text:p>
          </table:table-cell>
          <table:table-cell table:formula="of:=[.B3]/SQRT(3)" office:value-type="float" office:value="0.577350269189626" calcext:value-type="float">
            <text:p>0.577350269189626</text:p>
          </table:table-cell>
          <table:table-cell table:formula="of:=[.D3]*[.D3]" office:value-type="float" office:value="0.333333333333333" calcext:value-type="float">
            <text:p>0.333333333333333</text:p>
          </table:table-cell>
          <table:table-cell table:formula="of:=SQRT([.G3])" office:value-type="float" office:value="1.15470053837925" calcext:value-type="float">
            <text:p>1.15470053837925</text:p>
          </table:table-cell>
          <table:table-cell table:formula="of:=[.C3]+[.E3]" office:value-type="float" office:value="1.33333333333333" calcext:value-type="float">
            <text:p>1.33333333333333</text:p>
          </table:table-cell>
          <table:table-cell table:formula="of:=[.D3]/([.F3]/[.B3]+1)" office:value-type="float" office:value="0.267949192431123" calcext:value-type="float">
            <text:p>0.267949192431123</text:p>
          </table:table-cell>
          <table:table-cell table:formula="of:=[.A3] * 2 *[.H3]" office:value-type="float" office:value="3.21539030917347" calcext:value-type="float">
            <text:p>3.21539030917347</text:p>
          </table:table-cell>
          <table:table-cell table:number-columns-repeated="16375"/>
        </table:table-row>
        <table:table-row table:style-name="ro1">
          <table:table-cell table:formula="of:=[.A3]*2" office:value-type="float" office:value="12" calcext:value-type="float">
            <text:p>12</text:p>
          </table:table-cell>
          <table:table-cell table:formula="of:=[.B3]" office:value-type="float" office:value="1" calcext:value-type="float">
            <text:p>1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H3]" office:value-type="float" office:value="0.267949192431123" calcext:value-type="float">
            <text:p>0.267949192431123</text:p>
          </table:table-cell>
          <table:table-cell table:formula="of:=[.D4]*[.D4]" office:value-type="float" office:value="0.0717967697244909" calcext:value-type="float">
            <text:p>0.0717967697244909</text:p>
          </table:table-cell>
          <table:table-cell table:formula="of:=SQRT([.G4])" office:value-type="float" office:value="1.03527618041008" calcext:value-type="float">
            <text:p>1.03527618041008</text:p>
          </table:table-cell>
          <table:table-cell table:formula="of:=[.C4]+[.E4]" office:value-type="float" office:value="1.07179676972449" calcext:value-type="float">
            <text:p>1.07179676972449</text:p>
          </table:table-cell>
          <table:table-cell table:formula="of:=[.D4]/([.F4]/[.B4]+1)" office:value-type="float" office:value="0.131652497587396" calcext:value-type="float">
            <text:p>0.131652497587396</text:p>
          </table:table-cell>
          <table:table-cell table:formula="of:=[.A4] * 2 *[.H4]" office:value-type="float" office:value="3.1596599420975" calcext:value-type="float">
            <text:p>3.1596599420975</text:p>
          </table:table-cell>
          <table:table-cell table:number-columns-repeated="16375"/>
        </table:table-row>
        <table:table-row table:style-name="ro1">
          <table:table-cell table:formula="of:=[.A4]*2" office:value-type="float" office:value="24" calcext:value-type="float">
            <text:p>24</text:p>
          </table:table-cell>
          <table:table-cell table:formula="of:=[.B4]" office:value-type="float" office:value="1" calcext:value-type="float">
            <text:p>1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H4]" office:value-type="float" office:value="0.131652497587396" calcext:value-type="float">
            <text:p>0.131652497587396</text:p>
          </table:table-cell>
          <table:table-cell table:formula="of:=[.D5]*[.D5]" office:value-type="float" office:value="0.0173323801209993" calcext:value-type="float">
            <text:p>0.0173323801209993</text:p>
          </table:table-cell>
          <table:table-cell table:formula="of:=SQRT([.G5])" office:value-type="float" office:value="1.00862896058015" calcext:value-type="float">
            <text:p>1.00862896058015</text:p>
          </table:table-cell>
          <table:table-cell table:formula="of:=[.C5]+[.E5]" office:value-type="float" office:value="1.017332380121" calcext:value-type="float">
            <text:p>1.017332380121</text:p>
          </table:table-cell>
          <table:table-cell table:formula="of:=[.D5]/([.F5]/[.B5]+1)" office:value-type="float" office:value="0.0655434628152383" calcext:value-type="float">
            <text:p>0.0655434628152383</text:p>
          </table:table-cell>
          <table:table-cell table:formula="of:=[.A5] * 2 *[.H5]" office:value-type="float" office:value="3.14608621513144" calcext:value-type="float">
            <text:p>3.14608621513144</text:p>
          </table:table-cell>
          <table:table-cell table:number-columns-repeated="16375"/>
        </table:table-row>
        <table:table-row table:style-name="ro1">
          <table:table-cell table:formula="of:=[.A5]*2" office:value-type="float" office:value="48" calcext:value-type="float">
            <text:p>48</text:p>
          </table:table-cell>
          <table:table-cell table:formula="of:=[.B5]" office:value-type="float" office:value="1" calcext:value-type="float">
            <text:p>1</text:p>
          </table:table-cell>
          <table:table-cell table:formula="of:=[.B6]*[.B6]" office:value-type="float" office:value="1" calcext:value-type="float">
            <text:p>1</text:p>
          </table:table-cell>
          <table:table-cell table:formula="of:=[.H5]" office:value-type="float" office:value="0.0655434628152383" calcext:value-type="float">
            <text:p>0.0655434628152383</text:p>
          </table:table-cell>
          <table:table-cell table:formula="of:=[.D6]*[.D6]" office:value-type="float" office:value="0.00429594551781252" calcext:value-type="float">
            <text:p>0.00429594551781252</text:p>
          </table:table-cell>
          <table:table-cell table:formula="of:=SQRT([.G6])" office:value-type="float" office:value="1.0021456708073" calcext:value-type="float">
            <text:p>1.0021456708073</text:p>
          </table:table-cell>
          <table:table-cell table:formula="of:=[.C6]+[.E6]" office:value-type="float" office:value="1.00429594551781" calcext:value-type="float">
            <text:p>1.00429594551781</text:p>
          </table:table-cell>
          <table:table-cell table:formula="of:=[.D6]/([.F6]/[.B6]+1)" office:value-type="float" office:value="0.0327366104129726" calcext:value-type="float">
            <text:p>0.0327366104129726</text:p>
          </table:table-cell>
          <table:table-cell table:formula="of:=[.A6] * 2 *[.H6]" office:value-type="float" office:value="3.14271459964537" calcext:value-type="float">
            <text:p>3.14271459964537</text:p>
          </table:table-cell>
          <table:table-cell table:number-columns-repeated="16375"/>
        </table:table-row>
        <table:table-row table:style-name="ro1">
          <table:table-cell table:formula="of:=[.A6]*2" office:value-type="float" office:value="96" calcext:value-type="float">
            <text:p>96</text:p>
          </table:table-cell>
          <table:table-cell table:formula="of:=[.B6]" office:value-type="float" office:value="1" calcext:value-type="float">
            <text:p>1</text:p>
          </table:table-cell>
          <table:table-cell table:formula="of:=[.B7]*[.B7]" office:value-type="float" office:value="1" calcext:value-type="float">
            <text:p>1</text:p>
          </table:table-cell>
          <table:table-cell table:formula="of:=[.H6]" office:value-type="float" office:value="0.0327366104129726" calcext:value-type="float">
            <text:p>0.0327366104129726</text:p>
          </table:table-cell>
          <table:table-cell table:formula="of:=[.D7]*[.D7]" office:value-type="float" office:value="0.00107168566133075" calcext:value-type="float">
            <text:p>0.00107168566133075</text:p>
          </table:table-cell>
          <table:table-cell table:formula="of:=SQRT([.G7])" office:value-type="float" office:value="1.00053569934377" calcext:value-type="float">
            <text:p>1.00053569934377</text:p>
          </table:table-cell>
          <table:table-cell table:formula="of:=[.C7]+[.E7]" office:value-type="float" office:value="1.00107168566133" calcext:value-type="float">
            <text:p>1.00107168566133</text:p>
          </table:table-cell>
          <table:table-cell table:formula="of:=[.D7]/([.F7]/[.B7]+1)" office:value-type="float" office:value="0.0163639221353116" calcext:value-type="float">
            <text:p>0.0163639221353116</text:p>
          </table:table-cell>
          <table:table-cell table:formula="of:=[.A7] * 2 *[.H7]" office:value-type="float" office:value="3.14187304997983" calcext:value-type="float">
            <text:p>3.14187304997983</text:p>
          </table:table-cell>
          <table:table-cell table:number-columns-repeated="16375"/>
        </table:table-row>
        <table:table-row table:style-name="ro1">
          <table:table-cell table:formula="of:=[.A7]*2" office:value-type="float" office:value="192" calcext:value-type="float">
            <text:p>192</text:p>
          </table:table-cell>
          <table:table-cell table:formula="of:=[.B7]" office:value-type="float" office:value="1" calcext:value-type="float">
            <text:p>1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H7]" office:value-type="float" office:value="0.0163639221353116" calcext:value-type="float">
            <text:p>0.0163639221353116</text:p>
          </table:table-cell>
          <table:table-cell table:formula="of:=[.D8]*[.D8]" office:value-type="float" office:value="0.000267777947650541" calcext:value-type="float">
            <text:p>0.000267777947650541</text:p>
          </table:table-cell>
          <table:table-cell table:formula="of:=SQRT([.G8])" office:value-type="float" office:value="1.0001338800119" calcext:value-type="float">
            <text:p>1.0001338800119</text:p>
          </table:table-cell>
          <table:table-cell table:formula="of:=[.C8]+[.E8]" office:value-type="float" office:value="1.00026777794765" calcext:value-type="float">
            <text:p>1.00026777794765</text:p>
          </table:table-cell>
          <table:table-cell table:formula="of:=[.D8]/([.F8]/[.B8]+1)" office:value-type="float" office:value="0.00818141340379388" calcext:value-type="float">
            <text:p>0.00818141340379388</text:p>
          </table:table-cell>
          <table:table-cell table:formula="of:=[.A8] * 2 *[.H8]" office:value-type="float" office:value="3.14166274705685" calcext:value-type="float">
            <text:p>3.14166274705685</text:p>
          </table:table-cell>
          <table:table-cell table:number-columns-repeated="16375"/>
        </table:table-row>
        <table:table-row table:style-name="ro1">
          <table:table-cell table:formula="of:=[.A8]*2" office:value-type="float" office:value="384" calcext:value-type="float">
            <text:p>384</text:p>
          </table:table-cell>
          <table:table-cell table:formula="of:=[.B8]" office:value-type="float" office:value="1" calcext:value-type="float">
            <text:p>1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H8]" office:value-type="float" office:value="0.00818141340379388" calcext:value-type="float">
            <text:p>0.00818141340379388</text:p>
          </table:table-cell>
          <table:table-cell table:formula="of:=[.D9]*[.D9]" office:value-type="float" office:value="0.0000669355252837782" calcext:value-type="float">
            <text:p>6.69355252837782E-05</text:p>
          </table:table-cell>
          <table:table-cell table:formula="of:=SQRT([.G9])" office:value-type="float" office:value="1.00003346720262" calcext:value-type="float">
            <text:p>1.00003346720262</text:p>
          </table:table-cell>
          <table:table-cell table:formula="of:=[.C9]+[.E9]" office:value-type="float" office:value="1.00006693552528" calcext:value-type="float">
            <text:p>1.00006693552528</text:p>
          </table:table-cell>
          <table:table-cell table:formula="of:=[.D9]/([.F9]/[.B9]+1)" office:value-type="float" office:value="0.00409063825078736" calcext:value-type="float">
            <text:p>0.00409063825078736</text:p>
          </table:table-cell>
          <table:table-cell table:formula="of:=[.A9] * 2 *[.H9]" office:value-type="float" office:value="3.14161017660469" calcext:value-type="float">
            <text:p>3.14161017660469</text:p>
          </table:table-cell>
          <table:table-cell table:number-columns-repeated="16375"/>
        </table:table-row>
        <table:table-row table:style-name="ro1">
          <table:table-cell table:formula="of:=[.A9]*2" office:value-type="float" office:value="768" calcext:value-type="float">
            <text:p>768</text:p>
          </table:table-cell>
          <table:table-cell table:formula="of:=[.B9]" office:value-type="float" office:value="1" calcext:value-type="float">
            <text:p>1</text:p>
          </table:table-cell>
          <table:table-cell table:formula="of:=[.B10]*[.B10]" office:value-type="float" office:value="1" calcext:value-type="float">
            <text:p>1</text:p>
          </table:table-cell>
          <table:table-cell table:formula="of:=[.H9]" office:value-type="float" office:value="0.00409063825078736" calcext:value-type="float">
            <text:p>0.00409063825078736</text:p>
          </table:table-cell>
          <table:table-cell table:formula="of:=[.D10]*[.D10]" office:value-type="float" office:value="0.0000167333212988047" calcext:value-type="float">
            <text:p>1.67333212988047E-05</text:p>
          </table:table-cell>
          <table:table-cell table:formula="of:=SQRT([.G10])" office:value-type="float" office:value="1.00000836662565" calcext:value-type="float">
            <text:p>1.00000836662565</text:p>
          </table:table-cell>
          <table:table-cell table:formula="of:=[.C10]+[.E10]" office:value-type="float" office:value="1.0000167333213" calcext:value-type="float">
            <text:p>1.0000167333213</text:p>
          </table:table-cell>
          <table:table-cell table:formula="of:=[.D10]/([.F10]/[.B10]+1)" office:value-type="float" office:value="0.00204531056921975" calcext:value-type="float">
            <text:p>0.00204531056921975</text:p>
          </table:table-cell>
          <table:table-cell table:formula="of:=[.A10] * 2 *[.H10]" office:value-type="float" office:value="3.14159703432153" calcext:value-type="float">
            <text:p>3.14159703432153</text:p>
          </table:table-cell>
          <table:table-cell table:number-columns-repeated="16375"/>
        </table:table-row>
        <table:table-row table:style-name="ro1">
          <table:table-cell table:formula="of:=[.A10]*2" office:value-type="float" office:value="1536" calcext:value-type="float">
            <text:p>1536</text:p>
          </table:table-cell>
          <table:table-cell table:formula="of:=[.B10]" office:value-type="float" office:value="1" calcext:value-type="float">
            <text:p>1</text:p>
          </table:table-cell>
          <table:table-cell table:formula="of:=[.B11]*[.B11]" office:value-type="float" office:value="1" calcext:value-type="float">
            <text:p>1</text:p>
          </table:table-cell>
          <table:table-cell table:formula="of:=[.H10]" office:value-type="float" office:value="0.00204531056921975" calcext:value-type="float">
            <text:p>0.00204531056921975</text:p>
          </table:table-cell>
          <table:table-cell table:formula="of:=[.D11]*[.D11]" office:value-type="float" office:value="0.000004183295324562" calcext:value-type="float">
            <text:p>4.183295324562E-06</text:p>
          </table:table-cell>
          <table:table-cell table:formula="of:=SQRT([.G11])" office:value-type="float" office:value="1.00000209164547" calcext:value-type="float">
            <text:p>1.00000209164547</text:p>
          </table:table-cell>
          <table:table-cell table:formula="of:=[.C11]+[.E11]" office:value-type="float" office:value="1.00000418329532" calcext:value-type="float">
            <text:p>1.00000418329532</text:p>
          </table:table-cell>
          <table:table-cell table:formula="of:=[.D11]/([.F11]/[.B11]+1)" office:value-type="float" office:value="0.00102265421509484" calcext:value-type="float">
            <text:p>0.00102265421509484</text:p>
          </table:table-cell>
          <table:table-cell table:formula="of:=[.A11] * 2 *[.H11]" office:value-type="float" office:value="3.14159374877135" calcext:value-type="float">
            <text:p>3.14159374877135</text:p>
          </table:table-cell>
          <table:table-cell table:number-columns-repeated="16375"/>
        </table:table-row>
        <table:table-row table:style-name="ro1">
          <table:table-cell table:formula="of:=[.A11]*2" office:value-type="float" office:value="3072" calcext:value-type="float">
            <text:p>3072</text:p>
          </table:table-cell>
          <table:table-cell table:formula="of:=[.B11]" office:value-type="float" office:value="1" calcext:value-type="float">
            <text:p>1</text:p>
          </table:table-cell>
          <table:table-cell table:formula="of:=[.B12]*[.B12]" office:value-type="float" office:value="1" calcext:value-type="float">
            <text:p>1</text:p>
          </table:table-cell>
          <table:table-cell table:formula="of:=[.H11]" office:value-type="float" office:value="0.00102265421509484" calcext:value-type="float">
            <text:p>0.00102265421509484</text:p>
          </table:table-cell>
          <table:table-cell table:formula="of:=[.D12]*[.D12]" office:value-type="float" office:value="0.00000104582164365125" calcext:value-type="float">
            <text:p>1.04582164365125E-06</text:p>
          </table:table-cell>
          <table:table-cell table:formula="of:=SQRT([.G12])" office:value-type="float" office:value="1.00000052291069" calcext:value-type="float">
            <text:p>1.00000052291069</text:p>
          </table:table-cell>
          <table:table-cell table:formula="of:=[.C12]+[.E12]" office:value-type="float" office:value="1.00000104582164" calcext:value-type="float">
            <text:p>1.00000104582164</text:p>
          </table:table-cell>
          <table:table-cell table:formula="of:=[.D12]/([.F12]/[.B12]+1)" office:value-type="float" office:value="0.000511326973858252" calcext:value-type="float">
            <text:p>0.000511326973858252</text:p>
          </table:table-cell>
          <table:table-cell table:formula="of:=[.A12] * 2 *[.H12]" office:value-type="float" office:value="3.1415929273851" calcext:value-type="float">
            <text:p>3.1415929273851</text:p>
          </table:table-cell>
          <table:table-cell table:number-columns-repeated="16375"/>
        </table:table-row>
        <table:table-row table:style-name="ro1">
          <table:table-cell table:formula="of:=[.A12]*2" office:value-type="float" office:value="6144" calcext:value-type="float">
            <text:p>6144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H12]" office:value-type="float" office:value="0.000511326973858252" calcext:value-type="float">
            <text:p>0.000511326973858252</text:p>
          </table:table-cell>
          <table:table-cell table:formula="of:=[.D13]*[.D13]" office:value-type="float" office:value="0.000000261455274195037" calcext:value-type="float">
            <text:p>2.61455274195037E-07</text:p>
          </table:table-cell>
          <table:table-cell table:formula="of:=SQRT([.G13])" office:value-type="float" office:value="1.00000013072763" calcext:value-type="float">
            <text:p>1.00000013072763</text:p>
          </table:table-cell>
          <table:table-cell table:formula="of:=[.C13]+[.E13]" office:value-type="float" office:value="1.00000026145527" calcext:value-type="float">
            <text:p>1.00000026145527</text:p>
          </table:table-cell>
          <table:table-cell table:formula="of:=[.D13]/([.F13]/[.B13]+1)" office:value-type="float" office:value="0.000255663470217986" calcext:value-type="float">
            <text:p>0.000255663470217986</text:p>
          </table:table-cell>
          <table:table-cell table:formula="of:=[.A13] * 2 *[.H13]" office:value-type="float" office:value="3.14159272203862" calcext:value-type="float">
            <text:p>3.14159272203862</text:p>
          </table:table-cell>
          <table:table-cell table:number-columns-repeated="16375"/>
        </table:table-row>
        <table:table-row table:style-name="ro1">
          <table:table-cell table:formula="of:=[.A13]*2" office:value-type="float" office:value="12288" calcext:value-type="float">
            <text:p>12288</text:p>
          </table:table-cell>
          <table:table-cell table:formula="of:=[.B13]" office:value-type="float" office:value="1" calcext:value-type="float">
            <text:p>1</text:p>
          </table:table-cell>
          <table:table-cell table:formula="of:=[.B14]*[.B14]" office:value-type="float" office:value="1" calcext:value-type="float">
            <text:p>1</text:p>
          </table:table-cell>
          <table:table-cell table:formula="of:=[.H13]" office:value-type="float" office:value="0.000255663470217986" calcext:value-type="float">
            <text:p>0.000255663470217986</text:p>
          </table:table-cell>
          <table:table-cell table:formula="of:=[.D14]*[.D14]" office:value-type="float" office:value="0.0000000653638100039032" calcext:value-type="float">
            <text:p>6.53638100039032E-08</text:p>
          </table:table-cell>
          <table:table-cell table:formula="of:=SQRT([.G14])" office:value-type="float" office:value="1.0000000326819" calcext:value-type="float">
            <text:p>1.0000000326819</text:p>
          </table:table-cell>
          <table:table-cell table:formula="of:=[.C14]+[.E14]" office:value-type="float" office:value="1.00000006536381" calcext:value-type="float">
            <text:p>1.00000006536381</text:p>
          </table:table-cell>
          <table:table-cell table:formula="of:=[.D14]/([.F14]/[.B14]+1)" office:value-type="float" office:value="0.000127831733020101" calcext:value-type="float">
            <text:p>0.000127831733020101</text:p>
          </table:table-cell>
          <table:table-cell table:formula="of:=[.A14] * 2 *[.H14]" office:value-type="float" office:value="3.141592670702" calcext:value-type="float">
            <text:p>3.141592670702</text:p>
          </table:table-cell>
          <table:table-cell table:number-columns-repeated="16375"/>
        </table:table-row>
        <table:table-row table:style-name="ro1">
          <table:table-cell table:formula="of:=[.A14]*2" office:value-type="float" office:value="24576" calcext:value-type="float">
            <text:p>24576</text:p>
          </table:table-cell>
          <table:table-cell table:formula="of:=[.B14]" office:value-type="float" office:value="1" calcext:value-type="float">
            <text:p>1</text:p>
          </table:table-cell>
          <table:table-cell table:formula="of:=[.B15]*[.B15]" office:value-type="float" office:value="1" calcext:value-type="float">
            <text:p>1</text:p>
          </table:table-cell>
          <table:table-cell table:formula="of:=[.H14]" office:value-type="float" office:value="0.000127831733020101" calcext:value-type="float">
            <text:p>0.000127831733020101</text:p>
          </table:table-cell>
          <table:table-cell table:formula="of:=[.D15]*[.D15]" office:value-type="float" office:value="0.0000000163409519669224" calcext:value-type="float">
            <text:p>1.63409519669224E-08</text:p>
          </table:table-cell>
          <table:table-cell table:formula="of:=SQRT([.G15])" office:value-type="float" office:value="1.00000000817048" calcext:value-type="float">
            <text:p>1.00000000817048</text:p>
          </table:table-cell>
          <table:table-cell table:formula="of:=[.C15]+[.E15]" office:value-type="float" office:value="1.00000001634095" calcext:value-type="float">
            <text:p>1.00000001634095</text:p>
          </table:table-cell>
          <table:table-cell table:formula="of:=[.D15]/([.F15]/[.B15]+1)" office:value-type="float" office:value="0.0000639158662489389" calcext:value-type="float">
            <text:p>6.39158662489389E-05</text:p>
          </table:table-cell>
          <table:table-cell table:formula="of:=[.A15] * 2 *[.H15]" office:value-type="float" office:value="3.14159265786785" calcext:value-type="float">
            <text:p>3.14159265786785</text:p>
          </table:table-cell>
          <table:table-cell table:number-columns-repeated="16375"/>
        </table:table-row>
        <table:table-row table:style-name="ro1">
          <table:table-cell table:formula="of:=[.A15]*2" office:value-type="float" office:value="49152" calcext:value-type="float">
            <text:p>49152</text:p>
          </table:table-cell>
          <table:table-cell table:formula="of:=[.B15]" office:value-type="float" office:value="1" calcext:value-type="float">
            <text:p>1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H15]" office:value-type="float" office:value="0.0000639158662489389" calcext:value-type="float">
            <text:p>6.39158662489389E-05</text:p>
          </table:table-cell>
          <table:table-cell table:formula="of:=[.D16]*[.D16]" office:value-type="float" office:value="0.00000000408523795835225" calcext:value-type="float">
            <text:p>4.08523795835225E-09</text:p>
          </table:table-cell>
          <table:table-cell table:formula="of:=SQRT([.G16])" office:value-type="float" office:value="1.00000000204262" calcext:value-type="float">
            <text:p>1.00000000204262</text:p>
          </table:table-cell>
          <table:table-cell table:formula="of:=[.C16]+[.E16]" office:value-type="float" office:value="1.00000000408524" calcext:value-type="float">
            <text:p>1.00000000408524</text:p>
          </table:table-cell>
          <table:table-cell table:formula="of:=[.D16]/([.F16]/[.B16]+1)" office:value-type="float" office:value="0.0000319579330918305" calcext:value-type="float">
            <text:p>3.19579330918305E-05</text:p>
          </table:table-cell>
          <table:table-cell table:formula="of:=[.A16] * 2 *[.H16]" office:value-type="float" office:value="3.14159265465931" calcext:value-type="float">
            <text:p>3.14159265465931</text:p>
          </table:table-cell>
          <table:table-cell table:number-columns-repeated="16375"/>
        </table:table-row>
        <table:table-row table:style-name="ro1">
          <table:table-cell table:formula="of:=[.A16]*2" office:value-type="float" office:value="98304" calcext:value-type="float">
            <text:p>98304</text:p>
          </table:table-cell>
          <table:table-cell table:formula="of:=[.B16]" office:value-type="float" office:value="1" calcext:value-type="float">
            <text:p>1</text:p>
          </table:table-cell>
          <table:table-cell table:formula="of:=[.B17]*[.B17]" office:value-type="float" office:value="1" calcext:value-type="float">
            <text:p>1</text:p>
          </table:table-cell>
          <table:table-cell table:formula="of:=[.H16]" office:value-type="float" office:value="0.0000319579330918305" calcext:value-type="float">
            <text:p>3.19579330918305E-05</text:p>
          </table:table-cell>
          <table:table-cell table:formula="of:=[.D17]*[.D17]" office:value-type="float" office:value="0.00000000102130948750192" calcext:value-type="float">
            <text:p>1.02130948750192E-09</text:p>
          </table:table-cell>
          <table:table-cell table:formula="of:=SQRT([.G17])" office:value-type="float" office:value="1.00000000051065" calcext:value-type="float">
            <text:p>1.00000000051065</text:p>
          </table:table-cell>
          <table:table-cell table:formula="of:=[.C17]+[.E17]" office:value-type="float" office:value="1.00000000102131" calcext:value-type="float">
            <text:p>1.00000000102131</text:p>
          </table:table-cell>
          <table:table-cell table:formula="of:=[.D17]/([.F17]/[.B17]+1)" office:value-type="float" office:value="0.0000159789665418354" calcext:value-type="float">
            <text:p>1.59789665418354E-05</text:p>
          </table:table-cell>
          <table:table-cell table:formula="of:=[.A17] * 2 *[.H17]" office:value-type="float" office:value="3.14159265385717" calcext:value-type="float">
            <text:p>3.14159265385717</text:p>
          </table:table-cell>
          <table:table-cell table:number-columns-repeated="16375"/>
        </table:table-row>
        <table:table-row table:style-name="ro1">
          <table:table-cell table:formula="of:=[.A17]*2" office:value-type="float" office:value="196608" calcext:value-type="float">
            <text:p>196608</text:p>
          </table:table-cell>
          <table:table-cell table:formula="of:=[.B17]" office:value-type="float" office:value="1" calcext:value-type="float">
            <text:p>1</text:p>
          </table:table-cell>
          <table:table-cell table:formula="of:=[.B18]*[.B18]" office:value-type="float" office:value="1" calcext:value-type="float">
            <text:p>1</text:p>
          </table:table-cell>
          <table:table-cell table:formula="of:=[.H17]" office:value-type="float" office:value="0.0000159789665418354" calcext:value-type="float">
            <text:p>1.59789665418354E-05</text:p>
          </table:table-cell>
          <table:table-cell table:formula="of:=[.D18]*[.D18]" office:value-type="float" office:value="0.000000000255327371745095" calcext:value-type="float">
            <text:p>2.55327371745095E-10</text:p>
          </table:table-cell>
          <table:table-cell table:formula="of:=SQRT([.G18])" office:value-type="float" office:value="1.00000000012766" calcext:value-type="float">
            <text:p>1.00000000012766</text:p>
          </table:table-cell>
          <table:table-cell table:formula="of:=[.C18]+[.E18]" office:value-type="float" office:value="1.00000000025533" calcext:value-type="float">
            <text:p>1.00000000025533</text:p>
          </table:table-cell>
          <table:table-cell table:formula="of:=[.D18]/([.F18]/[.B18]+1)" office:value-type="float" office:value="0.00000798948327040772" calcext:value-type="float">
            <text:p>7.98948327040772E-06</text:p>
          </table:table-cell>
          <table:table-cell table:formula="of:=[.A18] * 2 *[.H18]" office:value-type="float" office:value="3.14159265365664" calcext:value-type="float">
            <text:p>3.14159265365664</text:p>
          </table:table-cell>
          <table:table-cell table:number-columns-repeated="16375"/>
        </table:table-row>
        <table:table-row table:style-name="ro1">
          <table:table-cell table:formula="of:=[.A18]*2" office:value-type="float" office:value="393216" calcext:value-type="float">
            <text:p>393216</text:p>
          </table:table-cell>
          <table:table-cell table:formula="of:=[.B18]" office:value-type="float" office:value="1" calcext:value-type="float">
            <text:p>1</text:p>
          </table:table-cell>
          <table:table-cell table:formula="of:=[.B19]*[.B19]" office:value-type="float" office:value="1" calcext:value-type="float">
            <text:p>1</text:p>
          </table:table-cell>
          <table:table-cell table:formula="of:=[.H18]" office:value-type="float" office:value="0.00000798948327040772" calcext:value-type="float">
            <text:p>7.98948327040772E-06</text:p>
          </table:table-cell>
          <table:table-cell table:formula="of:=[.D19]*[.D19]" office:value-type="float" office:value="0.0000000000638318429281248" calcext:value-type="float">
            <text:p>6.38318429281248E-11</text:p>
          </table:table-cell>
          <table:table-cell table:formula="of:=SQRT([.G19])" office:value-type="float" office:value="1.00000000003192" calcext:value-type="float">
            <text:p>1.00000000003192</text:p>
          </table:table-cell>
          <table:table-cell table:formula="of:=[.C19]+[.E19]" office:value-type="float" office:value="1.00000000006383" calcext:value-type="float">
            <text:p>1.00000000006383</text:p>
          </table:table-cell>
          <table:table-cell table:formula="of:=[.D19]/([.F19]/[.B19]+1)" office:value-type="float" office:value="0.00000399474163514011" calcext:value-type="float">
            <text:p>3.99474163514011E-06</text:p>
          </table:table-cell>
          <table:table-cell table:formula="of:=[.A19] * 2 *[.H19]" office:value-type="float" office:value="3.14159265360651" calcext:value-type="float">
            <text:p>3.14159265360651</text:p>
          </table:table-cell>
          <table:table-cell table:number-columns-repeated="16375"/>
        </table:table-row>
        <table:table-row table:style-name="ro1">
          <table:table-cell table:formula="of:=[.A19]*2" office:value-type="float" office:value="786432" calcext:value-type="float">
            <text:p>786432</text:p>
          </table:table-cell>
          <table:table-cell table:formula="of:=[.B19]" office:value-type="float" office:value="1" calcext:value-type="float">
            <text:p>1</text:p>
          </table:table-cell>
          <table:table-cell table:formula="of:=[.B20]*[.B20]" office:value-type="float" office:value="1" calcext:value-type="float">
            <text:p>1</text:p>
          </table:table-cell>
          <table:table-cell table:formula="of:=[.H19]" office:value-type="float" office:value="0.00000399474163514011" calcext:value-type="float">
            <text:p>3.99474163514011E-06</text:p>
          </table:table-cell>
          <table:table-cell table:formula="of:=[.D20]*[.D20]" office:value-type="float" office:value="0.0000000000159579607315219" calcext:value-type="float">
            <text:p>1.59579607315219E-11</text:p>
          </table:table-cell>
          <table:table-cell table:formula="of:=SQRT([.G20])" office:value-type="float" office:value="1.00000000000798" calcext:value-type="float">
            <text:p>1.00000000000798</text:p>
          </table:table-cell>
          <table:table-cell table:formula="of:=[.C20]+[.E20]" office:value-type="float" office:value="1.00000000001596" calcext:value-type="float">
            <text:p>1.00000000001596</text:p>
          </table:table-cell>
          <table:table-cell table:formula="of:=[.D20]/([.F20]/[.B20]+1)" office:value-type="float" office:value="0.00000199737081756209" calcext:value-type="float">
            <text:p>1.99737081756209E-06</text:p>
          </table:table-cell>
          <table:table-cell table:formula="of:=[.A20] * 2 *[.H20]" office:value-type="float" office:value="3.14159265359397" calcext:value-type="float">
            <text:p>3.14159265359397</text:p>
          </table:table-cell>
          <table:table-cell table:number-columns-repeated="16375"/>
        </table:table-row>
        <table:table-row table:style-name="ro1">
          <table:table-cell table:formula="of:=[.A20]*2" office:value-type="float" office:value="1572864" calcext:value-type="float">
            <text:p>1572864</text:p>
          </table:table-cell>
          <table:table-cell table:formula="of:=[.B20]" office:value-type="float" office:value="1" calcext:value-type="float">
            <text:p>1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H20]" office:value-type="float" office:value="0.00000199737081756209" calcext:value-type="float">
            <text:p>1.99737081756209E-06</text:p>
          </table:table-cell>
          <table:table-cell table:formula="of:=[.D21]*[.D21]" office:value-type="float" office:value="0.00000000000398949018284864" calcext:value-type="float">
            <text:p>3.98949018284864E-12</text:p>
          </table:table-cell>
          <table:table-cell table:formula="of:=SQRT([.G21])" office:value-type="float" office:value="1.00000000000199" calcext:value-type="float">
            <text:p>1.00000000000199</text:p>
          </table:table-cell>
          <table:table-cell table:formula="of:=[.C21]+[.E21]" office:value-type="float" office:value="1.00000000000399" calcext:value-type="float">
            <text:p>1.00000000000399</text:p>
          </table:table-cell>
          <table:table-cell table:formula="of:=[.D21]/([.F21]/[.B21]+1)" office:value-type="float" office:value="0.000000998685408780047" calcext:value-type="float">
            <text:p>9.98685408780047E-07</text:p>
          </table:table-cell>
          <table:table-cell table:formula="of:=[.A21] * 2 *[.H21]" office:value-type="float" office:value="3.14159265359084" calcext:value-type="float">
            <text:p>3.14159265359084</text:p>
          </table:table-cell>
          <table:table-cell table:number-columns-repeated="16375"/>
        </table:table-row>
        <table:table-row table:style-name="ro1">
          <table:table-cell table:formula="of:=[.A21]*2" office:value-type="float" office:value="3145728" calcext:value-type="float">
            <text:p>3145728</text:p>
          </table:table-cell>
          <table:table-cell table:formula="of:=[.B21]" office:value-type="float" office:value="1" calcext:value-type="float">
            <text:p>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H21]" office:value-type="float" office:value="0.000000998685408780047" calcext:value-type="float">
            <text:p>9.98685408780047E-07</text:p>
          </table:table-cell>
          <table:table-cell table:formula="of:=[.D22]*[.D22]" office:value-type="float" office:value="0.00000000000099737254571017" calcext:value-type="float">
            <text:p>9.9737254571017E-13</text:p>
          </table:table-cell>
          <table:table-cell table:formula="of:=SQRT([.G22])" office:value-type="float" office:value="1.0000000000005" calcext:value-type="float">
            <text:p>1.0000000000005</text:p>
          </table:table-cell>
          <table:table-cell table:formula="of:=[.C22]+[.E22]" office:value-type="float" office:value="1.000000000001" calcext:value-type="float">
            <text:p>1.000000000001</text:p>
          </table:table-cell>
          <table:table-cell table:formula="of:=[.D22]/([.F22]/[.B22]+1)" office:value-type="float" office:value="0.000000499342704389899" calcext:value-type="float">
            <text:p>4.99342704389899E-07</text:p>
          </table:table-cell>
          <table:table-cell table:formula="of:=[.A22] * 2 *[.H22]" office:value-type="float" office:value="3.14159265359006" calcext:value-type="float">
            <text:p>3.14159265359006</text:p>
          </table:table-cell>
          <table:table-cell table:number-columns-repeated="16375"/>
        </table:table-row>
        <table:table-row table:style-name="ro1">
          <table:table-cell table:formula="of:=[.A22]*2" office:value-type="float" office:value="6291456" calcext:value-type="float">
            <text:p>6291456</text:p>
          </table:table-cell>
          <table:table-cell table:formula="of:=[.B22]" office:value-type="float" office:value="1" calcext:value-type="float">
            <text:p>1</text:p>
          </table:table-cell>
          <table:table-cell table:formula="of:=[.B23]*[.B23]" office:value-type="float" office:value="1" calcext:value-type="float">
            <text:p>1</text:p>
          </table:table-cell>
          <table:table-cell table:formula="of:=[.H22]" office:value-type="float" office:value="0.000000499342704389899" calcext:value-type="float">
            <text:p>4.99342704389899E-07</text:p>
          </table:table-cell>
          <table:table-cell table:formula="of:=[.D23]*[.D23]" office:value-type="float" office:value="0.000000000000249343136427418" calcext:value-type="float">
            <text:p>2.49343136427418E-13</text:p>
          </table:table-cell>
          <table:table-cell table:formula="of:=SQRT([.G23])" office:value-type="float" office:value="1.00000000000012" calcext:value-type="float">
            <text:p>1.00000000000012</text:p>
          </table:table-cell>
          <table:table-cell table:formula="of:=[.C23]+[.E23]" office:value-type="float" office:value="1.00000000000025" calcext:value-type="float">
            <text:p>1.00000000000025</text:p>
          </table:table-cell>
          <table:table-cell table:formula="of:=[.D23]/([.F23]/[.B23]+1)" office:value-type="float" office:value="0.000000249671352194934" calcext:value-type="float">
            <text:p>2.49671352194934E-07</text:p>
          </table:table-cell>
          <table:table-cell table:formula="of:=[.A23] * 2 *[.H23]" office:value-type="float" office:value="3.14159265358986" calcext:value-type="float">
            <text:p>3.14159265358986</text:p>
          </table:table-cell>
          <table:table-cell table:number-columns-repeated="16375"/>
        </table:table-row>
        <table:table-row table:style-name="ro1">
          <table:table-cell table:formula="of:=[.A23]*2" office:value-type="float" office:value="12582912" calcext:value-type="float">
            <text:p>12582912</text:p>
          </table:table-cell>
          <table:table-cell table:formula="of:=[.B23]" office:value-type="float" office:value="1" calcext:value-type="float">
            <text:p>1</text:p>
          </table:table-cell>
          <table:table-cell table:formula="of:=[.B24]*[.B24]" office:value-type="float" office:value="1" calcext:value-type="float">
            <text:p>1</text:p>
          </table:table-cell>
          <table:table-cell table:formula="of:=[.H23]" office:value-type="float" office:value="0.000000249671352194934" calcext:value-type="float">
            <text:p>2.49671352194934E-07</text:p>
          </table:table-cell>
          <table:table-cell table:formula="of:=[.D24]*[.D24]" office:value-type="float" office:value="0.0000000000000623357841068468" calcext:value-type="float">
            <text:p>6.23357841068468E-14</text:p>
          </table:table-cell>
          <table:table-cell table:formula="of:=SQRT([.G24])" office:value-type="float" office:value="1.00000000000003" calcext:value-type="float">
            <text:p>1.00000000000003</text:p>
          </table:table-cell>
          <table:table-cell table:formula="of:=[.C24]+[.E24]" office:value-type="float" office:value="1.00000000000006" calcext:value-type="float">
            <text:p>1.00000000000006</text:p>
          </table:table-cell>
          <table:table-cell table:formula="of:=[.D24]/([.F24]/[.B24]+1)" office:value-type="float" office:value="0.000000124835676097465" calcext:value-type="float">
            <text:p>1.24835676097465E-07</text:p>
          </table:table-cell>
          <table:table-cell table:formula="of:=[.A24] * 2 *[.H24]" office:value-type="float" office:value="3.14159265358981" calcext:value-type="float">
            <text:p>3.14159265358981</text:p>
          </table:table-cell>
          <table:table-cell table:number-columns-repeated="16375"/>
        </table:table-row>
        <table:table-row table:style-name="ro1">
          <table:table-cell table:formula="of:=[.A24]*2" office:value-type="float" office:value="25165824" calcext:value-type="float">
            <text:p>25165824</text:p>
          </table:table-cell>
          <table:table-cell table:formula="of:=[.B24]" office:value-type="float" office:value="1" calcext:value-type="float">
            <text:p>1</text:p>
          </table:table-cell>
          <table:table-cell table:formula="of:=[.B25]*[.B25]" office:value-type="float" office:value="1" calcext:value-type="float">
            <text:p>1</text:p>
          </table:table-cell>
          <table:table-cell table:formula="of:=[.H24]" office:value-type="float" office:value="0.000000124835676097465" calcext:value-type="float">
            <text:p>1.24835676097465E-07</text:p>
          </table:table-cell>
          <table:table-cell table:formula="of:=[.D25]*[.D25]" office:value-type="float" office:value="0.0000000000000155839460267112" calcext:value-type="float">
            <text:p>1.55839460267112E-14</text:p>
          </table:table-cell>
          <table:table-cell table:formula="of:=SQRT([.G25])" office:value-type="float" office:value="1.00000000000001" calcext:value-type="float">
            <text:p>1.00000000000001</text:p>
          </table:table-cell>
          <table:table-cell table:formula="of:=[.C25]+[.E25]" office:value-type="float" office:value="1.00000000000002" calcext:value-type="float">
            <text:p>1.00000000000002</text:p>
          </table:table-cell>
          <table:table-cell table:formula="of:=[.D25]/([.F25]/[.B25]+1)" office:value-type="float" office:value="0.0000000624178380487323" calcext:value-type="float">
            <text:p>6.24178380487323E-08</text:p>
          </table:table-cell>
          <table:table-cell table:formula="of:=[.A25] * 2 *[.H25]" office:value-type="float" office:value="3.1415926535898" calcext:value-type="float">
            <text:p>3.14159265358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yond here the number system can’t be more accurate.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0:57:43.170012400</meta:creation-date>
    <dc:date>2025-04-23T11:13:27.466192400</dc:date>
    <meta:editing-duration>PT3M47S</meta:editing-duration>
    <meta:editing-cycles>1</meta:editing-cycles>
    <meta:document-statistic meta:table-count="1" meta:cell-count="217" meta:object-count="0"/>
    <meta:generator>LibreOffice/25.2.2.2$Windows_X86_64 LibreOffice_project/7370d4be9e3cf6031a51beef54ff3bda878e3fac</meta:generator>
  </office:meta>
</office:document-meta>
</file>